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240647DFC8E.png" manifest:media-type="image/png"/>
  <manifest:file-entry manifest:full-path="Pictures/10000001000001E8000002D91BB4863C.png" manifest:media-type="image/png"/>
  <manifest:file-entry manifest:full-path="Pictures/10000001000001820000026FFC63D3AB.png" manifest:media-type="image/png"/>
  <manifest:file-entry manifest:full-path="Pictures/100000010000015D000002421EA2F7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0.09cm" svg:y="-0.413cm" svg:width="7.631cm" svg:height="11.395cm" draw:z-index="0"><draw:image xlink:href="Pictures/10000001000001E8000002D91BB4863C.png" xlink:type="simple" xlink:show="embed" xlink:actuate="onLoad" draw:mime-type="image/png"/></draw:frame><draw:frame draw:style-name="fr1" draw:name="Bild2" text:anchor-type="char" svg:x="9.506cm" svg:y="-0.307cm" svg:width="7.481cm" svg:height="11.222cm" draw:z-index="1"><draw:image xlink:href="Pictures/10000001000001820000026FFC63D3AB.png" xlink:type="simple" xlink:show="embed" xlink:actuate="onLoad" draw:mime-type="image/png"/></draw:frame><draw:frame draw:style-name="fr1" draw:name="Bild3" text:anchor-type="char" svg:x="0.113cm" svg:y="14.723cm" svg:width="7.557cm" svg:height="11.326cm" draw:z-index="2"><draw:image xlink:href="Pictures/100000010000016200000240647DFC8E.png" xlink:type="simple" xlink:show="embed" xlink:actuate="onLoad" draw:mime-type="image/png"/></draw:frame><draw:frame draw:style-name="fr1" draw:name="Bild4" text:anchor-type="char" svg:x="9.453cm" svg:y="14.736cm" svg:width="7.41cm" svg:height="11.287cm" draw:z-index="3"><draw:image xlink:href="Pictures/100000010000015D000002421EA2F7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30T17:23:14.532000000</meta:creation-date>
    <dc:date>2025-11-30T17:35:27.778000000</dc:date>
    <meta:editing-duration>PT1M55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